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font-name-complex="Comic Sans MS"/>
    </style:style>
    <style:style style:name="P5" style:family="paragraph" style:parent-style-name="Standard">
      <style:paragraph-properties fo:text-align="justify" style:justify-single-word="false"/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P9" style:family="paragraph" style:parent-style-name="Text_20_body">
      <style:paragraph-properties fo:margin-top="0mm" fo:margin-bottom="2.12mm" loext:contextual-spacing="false" fo:text-align="justify" style:justify-single-word="false"/>
    </style:style>
    <style:style style:name="T1" style:family="text">
      <style:text-properties style:font-name="Comic Sans MS" fo:font-weight="bold" style:font-weight-asian="bold" style:font-name-complex="Comic Sans MS" style:font-weight-complex="bold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font-name-asian="Comic Sans MS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5" style:family="text"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Comic Sans MS"/>
    </style:style>
    <style:style style:name="T6" style:family="text">
      <style:text-properties style:font-name="Comic Sans MS" fo:language="en" fo:country="US" fo:font-weight="bold" style:font-weight-asian="bold" style:font-name-complex="Comic Sans MS" style:font-weight-complex="bold"/>
    </style:style>
    <style:style style:name="T7" style:family="text">
      <style:text-properties style:font-name="Comic Sans MS" fo:font-size="12pt" style:font-size-asian="12pt" style:font-name-complex="Comic Sans MS" style:font-size-complex="12pt"/>
    </style:style>
    <style:style style:name="T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9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ΑΙΤΗΣΗ<text:tab/><text:tab/><text:tab/><text:tab/><text:tab/><text:tab/><text:tab/><text:tab/></text:p>
      <text:p text:style-name="P1"/>
      <text:p text:style-name="P4">Επώνυμο…………………………………………………………………</text:p>
      <text:p text:style-name="P4">Όνομα…………………………………………………………………….</text:p>
      <text:p text:style-name="P4">Πατρώνυμο……………………………………………………………</text:p>
      <text:p text:style-name="P4">Κλάδος……………………………………………………………………</text:p>
      <text:p text:style-name="P4">Οργανική Θέση……………………………………………………..</text:p>
      <text:p text:style-name="P3">…………………………………………………………………………………</text:p>
      <text:p text:style-name="P4">Θέση που υπηρετώ……………………………………………….</text:p>
      <text:p text:style-name="Standard"><text:span text:style-name="T3">…………………………………………………………………………………</text:span></text:p>
      <text:p text:style-name="P4">Δ/νση κατοικίας……………………………………………………</text:p>
      <text:p text:style-name="P3">…………………………………………………………………………………</text:p>
      <text:p text:style-name="P4">Τηλέφωνο………………………………………………………………</text:p>
      <text:p text:style-name="P4"><text:span text:style-name="T9">………………………………………………………………………………</text:span>..</text:p>
      <text:p text:style-name="P4"/>
      <text:p text:style-name="P4"/>
      <text:p text:style-name="P4"/>
      <text:p text:style-name="Standard"><text:span text:style-name="T2">ΘΕΜΑ: Χορήγηση </text:span><text:span text:style-name="T4">ειδικής</text:span><text:span text:style-name="T2"> άδειας (ΑΝΕΥ ΑΠΟΔΟΧΩΝ)</text:span></text:p>
      <text:p text:style-name="P4"/>
      <text:p text:style-name="P4"/>
      <text:p text:style-name="P4"/>
      <text:p text:style-name="P4">Χορηγηθείσα άδεια άνευ αποδοχών τρέχοντος ημερολογιακού έτους:</text:p>
      <text:p text:style-name="P4"><text:span text:style-name="T9">…………………………………………………………………</text:span>ημέρ……..</text:p>
      <text:p text:style-name="P4"/>
      <text:p text:style-name="P4"><text:soft-page-break/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ΠΡΟΣ</text:p>
      <text:p text:style-name="P4"/>
      <text:p text:style-name="P4">Την Διεύθυνση <text:s text:c="2"/>Δ.Ε. Ν. Ηρακλείου.</text:p>
      <text:p text:style-name="P4">(Δια του κ. Δ/ντή του………………………………………….</text:p>
      <text:p text:style-name="P4"><text:span text:style-name="T9">………………………………………………………………………………</text:span>.)</text:p>
      <text:p text:style-name="P4"/>
      <text:p text:style-name="P6"><text:span text:style-name="T2">Παρακαλώ να μου χορηγήσετε άδεια </text:span><text:span text:style-name="T4">άνευ αποδοχών βάσει του άρθρου 51 Ν.3528/9-02-2007, αρθρ.50 </text:span><text:span text:style-name="T5">N</text:span><text:span text:style-name="T4">.4075/2012, όπως τροποποιήθηκε με τον </text:span><text:span text:style-name="T5">N</text:span><text:span text:style-name="T4">.4144/2013 άρθ.39 και της παρ 1. του Ν.4351/2015 : </text:span></text:p>
      <text:p text:style-name="P5"><text:soft-page-break/></text:p>
      <text:p text:style-name="P2">α) για ανατροφή τέκνου.</text:p>
      <text:p text:style-name="P9"><text:span text:style-name="T8">…………</text:span><text:span text:style-name="T7">ημερ…..από………………μέχρι…………………… Μαζί υποβάλλω:</text:span></text:p>
      <text:p text:style-name="P9"><text:span text:style-name="T7">1.Ληξιαρχική πράξη γέννησης του παιδιού.</text:span></text:p>
      <text:p text:style-name="Standard"><text:span text:style-name="T2">2.Πιστοποιητικό οικογενειακής κατάστασης</text:span></text:p>
      <text:p text:style-name="P4">3.Υπεύθυνη δήλωση του/της συζύγου ότι δεν έχει κάνει/ούτε κάνει χρήση της ίδιας άδειας για το ίδιο παιδί, δε θα κάνει στο μέλλον, δε βρίσκεται σε 9μηνη άδεια ανατροφής.</text:p>
      <text:p text:style-name="P4"/>
      <text:p text:style-name="Standard"><text:span text:style-name="T2">β) </text:span><text:span text:style-name="T1">για σοβαρούς ιδιωτικούς λόγους</text:span><text:span text:style-name="T2">.</text:span></text:p>
      <text:p text:style-name="P4">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Standard"><text:span text:style-name="T2">γ) </text:span><text:span text:style-name="T1">για άλλ</text:span><text:span text:style-name="T6">o</text:span><text:span text:style-name="T1"> λόγο</text:span><text:span text:style-name="T2">: …………………………………………………….............................</text:span></text:p>
      <text:p text:style-name="P3">…………………………………………………………………………………</text:p>
      <text:p text:style-name="P3">…………………………………………………………………………………</text:p>
      <text:p text:style-name="P3">…………………………………………………………………………………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Ημερομηνία:…………………………………………..</text:p>
      <text:p text:style-name="P4"/>
      <text:p text:style-name="P7"><text:span text:style-name="T9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16-10-13T13:46:00</meta:creation-date>
    <dc:creator>1g2</dc:creator>
    <dc:date>2016-10-20T11:16:00</dc:date>
    <meta:print-date>2016-10-13T14:07:00</meta:print-date>
    <meta:editing-cycles>13</meta:editing-cycles>
    <meta:editing-duration>PT38M</meta:editing-duration>
    <meta:document-statistic meta:table-count="0" meta:image-count="0" meta:object-count="0" meta:page-count="3" meta:paragraph-count="34" meta:word-count="130" meta:character-count="1646" meta:non-whitespace-character-count="1539"/>
    <meta:generator>LibreOffice/5.2.7.2$Linux_X86_64 LibreOffice_project/20m0$Build-2</meta:generator>
  </office:meta>
</office:document-meta>
</file>